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30"/>
    <style:style style:name="ce7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6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table:number-columns-repeated="1019"/>
        </table:table-row>
        <table:table-row table:style-name="ro2">
          <table:covered-table-cell table:style-name="ce4"/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Siblings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onnectChildren()</text:p>
          </table:table-cell>
          <table:table-cell table:number-columns-repeated="1022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designing, requirement not clear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table:number-columns-repeated="1019"/>
        </table:table-row>
        <table:table-row table:style-name="ro2">
          <table:table-cell office:value-type="string" calcext:value-type="string" table:number-columns-spanned="1" table:number-rows-spanned="10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RequestV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8" calcext:value-type="date">
            <text:p>16年3月28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IAMClus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／00／00</text:date>, <text:time style:data-style-name="N2" text:time-value="08:47:05.724819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4M39S</meta:editing-duration>
    <meta:editing-cycles>22</meta:editing-cycles>
    <meta:generator>LibreOffice/4.2.8.2$Linux_X86_64 LibreOffice_project/420m0$Build-2</meta:generator>
    <dc:date>2016-03-07T09:57:05.909325195</dc:date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